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Times New Roman" fo:font-size="12pt" officeooo:rsid="0007f855" officeooo:paragraph-rsid="000ec2b0" style:font-size-asian="10.5pt" style:font-size-complex="12pt"/>
    </style:style>
    <style:style style:name="P2" style:family="paragraph" style:parent-style-name="Standard">
      <style:paragraph-properties fo:margin-left="0in" fo:margin-right="0in" fo:text-align="end" style:justify-single-word="false" fo:text-indent="0in" style:auto-text-indent="false"/>
      <style:text-properties style:font-name="Times New Roman" fo:font-size="12pt" officeooo:rsid="00078cd7" officeooo:paragraph-rsid="000ec2b0" style:font-size-asian="10.5pt" style:font-size-complex="12pt"/>
    </style:style>
    <style:style style:name="P3" style:family="paragraph" style:parent-style-name="Standard">
      <style:paragraph-properties fo:margin-left="0in" fo:margin-right="0in" fo:text-align="start" style:justify-single-word="false" fo:text-indent="0in" style:auto-text-indent="false"/>
      <style:text-properties style:font-name="Times New Roman" fo:font-size="12pt" officeooo:rsid="00174dc6" officeooo:paragraph-rsid="00174dc6" style:font-size-asian="10.5pt" style:font-size-complex="12pt"/>
    </style:style>
    <style:style style:name="P4" style:family="paragraph" style:parent-style-name="Standard">
      <style:paragraph-properties fo:margin-left="0in" fo:margin-right="0in" fo:text-align="start" style:justify-single-word="false" fo:text-indent="0in" style:auto-text-indent="false"/>
      <style:text-properties style:font-name="Times New Roman" fo:font-size="12pt" officeooo:rsid="00185b89" officeooo:paragraph-rsid="00185b89"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style:font-name="Times New Roman" fo:font-size="12pt" officeooo:rsid="00199ffc" officeooo:paragraph-rsid="00199ffc" style:font-size-asian="10.5pt" style:font-size-complex="12pt"/>
    </style:style>
    <style:style style:name="P6" style:family="paragraph" style:parent-style-name="Standard">
      <style:paragraph-properties fo:margin-left="0in" fo:margin-right="0in" fo:text-align="start" style:justify-single-word="false" fo:text-indent="0in" style:auto-text-indent="false"/>
      <style:text-properties style:font-name="Times New Roman" fo:font-size="12pt" officeooo:rsid="0020a769" officeooo:paragraph-rsid="0020a769" style:font-size-asian="10.5pt" style:font-size-complex="12pt"/>
    </style:style>
    <style:style style:name="P7" style:family="paragraph" style:parent-style-name="Standard">
      <style:paragraph-properties fo:margin-left="0in" fo:margin-right="0in" fo:text-align="start" style:justify-single-word="false" fo:text-indent="0in" style:auto-text-indent="false"/>
      <style:text-properties style:font-name="Times New Roman" fo:font-size="12pt" officeooo:rsid="0026b842" officeooo:paragraph-rsid="0020a769"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ext-properties style:font-name="Times New Roman" fo:font-size="12pt" officeooo:rsid="0026b842" officeooo:paragraph-rsid="0026b842"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solid" style:text-underline-width="auto" style:text-underline-color="font-color" officeooo:rsid="00151288" officeooo:paragraph-rsid="00151288"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solid" style:text-underline-width="auto" style:text-underline-color="font-color" officeooo:rsid="0016656a" officeooo:paragraph-rsid="0016656a" style:font-size-asian="10.5pt" style:font-size-complex="12pt"/>
    </style:style>
    <style:style style:name="P11" style:family="paragraph" style:parent-style-name="Standard">
      <style:paragraph-properties fo:margin-left="0in" fo:margin-right="0in" fo:text-align="center" style:justify-single-word="false" fo:text-indent="0in" style:auto-text-indent="false"/>
      <style:text-properties style:font-name="Times New Roman" fo:font-size="12pt" style:text-underline-style="solid" style:text-underline-width="auto" style:text-underline-color="font-color" fo:font-weight="bold" officeooo:rsid="000ec2b0" officeooo:paragraph-rsid="000ec2b0" style:font-size-asian="10.5pt" style:font-weight-asian="bold" style:font-size-complex="12pt" style:font-weight-complex="bold"/>
    </style:style>
    <style:style style:name="P12" style:family="paragraph" style:parent-style-name="Standard">
      <style:paragraph-properties fo:margin-left="0in" fo:margin-right="0in" fo:text-align="center" style:justify-single-word="false" fo:text-indent="0in" style:auto-text-indent="false"/>
      <style:text-properties style:font-name="Times New Roman" fo:font-size="12pt" style:text-underline-style="solid" style:text-underline-width="auto" style:text-underline-color="font-color" fo:font-weight="normal" officeooo:rsid="0018d329" officeooo:paragraph-rsid="0018d32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d4c02"/>
    </style:style>
    <style:style style:name="T3" style:family="text">
      <style:text-properties officeooo:rsid="00aec305"/>
    </style:style>
    <style:style style:name="T4" style:family="text">
      <style:text-properties officeooo:rsid="000ec2b0"/>
    </style:style>
    <style:style style:name="T5" style:family="text">
      <style:text-properties officeooo:rsid="0013a275"/>
    </style:style>
    <style:style style:name="T6" style:family="text">
      <style:text-properties officeooo:rsid="00151288"/>
    </style:style>
    <style:style style:name="T7" style:family="text">
      <style:text-properties officeooo:rsid="00174dc6"/>
    </style:style>
    <style:style style:name="T8" style:family="text">
      <style:text-properties style:text-underline-style="none"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49afc" style:font-weight-asian="normal" style:font-weight-complex="normal"/>
    </style:style>
    <style:style style:name="T11" style:family="text">
      <style:text-properties fo:font-weight="normal" officeooo:rsid="002559d0" style:font-weight-asian="normal" style:font-weight-complex="normal"/>
    </style:style>
    <style:style style:name="T12" style:family="text">
      <style:text-properties fo:font-weight="normal" officeooo:rsid="0026b842" style:font-weight-asian="normal" style:font-weight-complex="normal"/>
    </style:style>
    <style:style style:name="T13" style:family="text">
      <style:text-properties fo:font-weight="normal" officeooo:rsid="00285aea" style:font-weight-asian="normal" style:font-weight-complex="normal"/>
    </style:style>
    <style:style style:name="T14" style:family="text">
      <style:text-properties officeooo:rsid="001a8914"/>
    </style:style>
    <style:style style:name="T15" style:family="text">
      <style:text-properties officeooo:rsid="0020a769"/>
    </style:style>
    <style:style style:name="T16" style:family="text">
      <style:text-properties officeooo:rsid="002f39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E 48<text:span text:style-name="T2">6</text:span></text:p>
      <text:p text:style-name="P2"><text:span text:style-name="T2">Winter</text:span> 2021</text:p>
      <text:p text:style-name="P2">Hector Soto</text:p>
      <text:p text:style-name="P2"><text:span text:style-name="T4">3</text:span>/<text:span text:style-name="T3">1</text:span><text:span text:style-name="T4">4</text:span>/202<text:span text:style-name="T2">2</text:span></text:p>
      <text:p text:style-name="P11">RISC-V Simulator Final Project Report</text:p>
      <text:p text:style-name="P1"/>
      <text:p text:style-name="P9">Introduction and Simulation Limits</text:p>
      <text:p text:style-name="P1"><text:tab/><text:span text:style-name="T5">A RISC-V simulator was created to simulate programs written in RISC-V assembly. This simulator can allocate up to 4-GiB of memory that instructions can write to. Up to 4-GiB of instructions can be loaded into this simulator. Simulation output can be re-routed to a trace file instead of the terminal. Portions of simulated memory </text:span><text:span text:style-name="T16">that </text:span><text:span text:style-name="T5">have been written to can be printed in memory trace files. </text:span><text:span text:style-name="T6">Only the RV32I base instruction set was implemented, excluding the FENCE, ECALL, and EBREAK instructions.</text:span></text:p>
      <text:p text:style-name="P1"/>
      <text:p text:style-name="P10">Extra Credit <text:span text:style-name="T7">+ Extra Features</text:span></text:p>
      <text:p text:style-name="P3"><text:span text:style-name="T1">GUI</text:span>: A Graphical User Interface was implemented. You can see the ENTIRE state of the simulation.</text:p>
      <text:p text:style-name="P3">Your view at one time is of course limited but you could theoretically shift your view of memory to see all 4 GiB of memory between instruction steps.</text:p>
      <text:p text:style-name="P3"/>
      <text:p text:style-name="P3"><text:span text:style-name="T8">Time-Stepping</text:span>: You can step through instructions within the GUI</text:p>
      <text:p text:style-name="P3"/>
      <text:p text:style-name="P3"><text:span text:style-name="T1">Time-Reversal</text:span>: When you step forward in time, the previous state is saved so you can reverse the simulation. Reversing to a previous state also undoes any changes made to the 4-GiB of memory.</text:p>
      <text:p text:style-name="P3">This is possible because each saved state only needs to hold the status of the registers, and the data stored in a memory location before a write occurred if a write occurred.</text:p>
      <text:p text:style-name="P3"/>
      <text:p text:style-name="P5"><text:span text:style-name="T1">Instruction Protection</text:span>: <text:span text:style-name="T14">By default instructions are loaded into the same memory that they can alter. So they have the capability of overwriting themselves. You can enable instruction protection, which will load instructions into their own separate simulated memory that they can’t alter.</text:span></text:p>
      <text:p text:style-name="P3"/>
      <text:p text:style-name="P4"><text:span text:style-name="T1">Simulation Trace File</text:span>: You can redirect normal simulation output from the terminal into a trace file.</text:p>
      <text:p text:style-name="P4"/>
      <text:p text:style-name="P4"><text:span text:style-name="T1">Memory Trace File/s</text:span>: You can output all of memory that was written to into trace files. By default the program uses 16 threads to write memory in 16 different trace files. You can only change the amount of threads used (and thus amount of separate files generated) before compilation time by altering a DEFINE.</text:p>
      <text:p text:style-name="P4"/>
      <text:p text:style-name="P12">Simulation Memory <text:span text:style-name="T15">Quick</text:span> Rundown</text:p>
      <text:p text:style-name="P6"><text:span text:style-name="T9">Memory is allocated when needed. The smallest amount of memory that can be allocated is 1KiB which was defined as a page element. Memory at its highest level is divided into 32 memory partitions.</text:span></text:p>
      <text:p text:style-name="P6"><text:span text:style-name="T9"/></text:p>
      <text:p text:style-name="P8"><text:span text:style-name="T1">Memory</text:span><text:span text:style-name="T9"> (4 GiB Max): An array of 32 Memory Partitions.</text:span></text:p>
      <text:p text:style-name="P6"><text:span text:style-name="T1">Memory Partition</text:span><text:span text:style-name="T9"> (128 MiB Max): An array of </text:span><text:span text:style-name="T12">64</text:span><text:span text:style-name="T9"> Memory Partition Elements.</text:span></text:p>
      <text:p text:style-name="P6"><text:span text:style-name="T1">Memory Partition Element</text:span><text:span text:style-name="T9"> (2 MiB Max): An array of 64 Pages.</text:span></text:p>
      <text:p text:style-name="P6"><text:span text:style-name="T1">Page</text:span><text:span text:style-name="T9"> (</text:span><text:span text:style-name="T12">32</text:span><text:span text:style-name="T9"> KiB Max): An array of </text:span><text:span text:style-name="T12">32</text:span><text:span text:style-name="T9"> Page Elements.</text:span></text:p>
      <text:p text:style-name="P6"><text:span text:style-name="T1">Page Element</text:span><text:span text:style-name="T9"> (1 KiB </text:span><text:span text:style-name="T12">Total</text:span><text:span text:style-name="T9">): </text:span><text:span text:style-name="T10">An array of 256 4-byte elements (32-bit integers/instructions/</text:span><text:span text:style-name="T11">data</text:span><text:span text:style-name="T10">).</text:span></text:p>
      <text:p text:style-name="P7"><text:span text:style-name="T10"/></text:p>
      <text:p text:style-name="P8"><text:span text:style-name="T10">I</text:span><text:span text:style-name="T9">f all 4 GiB of memory </text:span><text:span text:style-name="T13">i</text:span><text:span text:style-name="T9">s allocated </text:span><text:span text:style-name="T13">with 64-bit pointers</text:span><text:span text:style-name="T9">, an extra 32 MiBs would be used for pointers.</text:span></text:p>
      <text:p text:style-name="P8"><text:span text:style-name="T9">If instruction protection is on, it’s possible for the program to allocate more than 8 GiBs of memor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2T17:39:23.702000000</meta:creation-date>
    <dc:date>2022-03-12T19:04:55.567000000</dc:date>
    <meta:editing-duration>PT1H25M25S</meta:editing-duration>
    <meta:editing-cycles>16</meta:editing-cycles>
    <meta:generator>LibreOffice/7.2.0.4$Windows_X86_64 LibreOffice_project/9a9c6381e3f7a62afc1329bd359cc48accb6435b</meta:generator>
    <meta:document-statistic meta:table-count="0" meta:image-count="0" meta:object-count="0" meta:page-count="1" meta:paragraph-count="25" meta:word-count="464" meta:character-count="2770" meta:non-whitespace-character-count="2330"/>
  </office:meta>
</office:document-meta>
</file>